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teBeans.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BeanLiteModeScopeTests.prototypeLit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teBeans.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BeanLiteModeScopeTests.singletonLit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